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lti Factor Authentication (MFA)</text:p>
      <text:p text:style-name="P2"/>
      <text:p text:style-name="P1">MFA ist ein Authentifizierungsmechanismus, bei dem der Benutzer zwei oder mehr Authentifizierungsfaktoren angeben muss, um auf eine Ressource wie eine Anwendung, ein Bankkonto oder ein VPN zuzugreifen. Statt nur eines Benutzernamens und eines Passworts erfordert MFA zwei oder mehr Elemente zur Identitätsüberprüfung, was das Risiko eines erfolgreichen Cyberangriffs verringert.<text:line-break/><text:line-break/>MFA erhöht die Sicherheit erheblich, da ein Angreifer mehrere Benutzerkennungen gleichzeitig erhalten müsste, was schwieriger ist als eine einzige Kombination aus Benutzernamen und Passwort zu erhalten. Normalerweise besteht die Sammlung von Identifikatoren, die zur Authentifizierung von Benutzern verwendet werden, aus mindestens zwei verschiedenen Arten von Faktoren:</text:p>
      <text:p text:style-name="P1"/>
      <text:p text:style-name="P1"/>
      <text:p text:style-name="P1">Zu den Authentifizierungsfaktoren, die bei MFA üblicherweise verwendet werden, gehören:<text:line-break/><text:line-break/>Hardware-Tokens können herkömmliche OTP-Tokens (One-Time-Password) mit einem randomisierten Code sein, der regelmäßig aktualisiert wird, oder sie können komplexere USB-Sicherheitsschlüssel sein, die in Verbindung mit Passwörtern verwendet werden.<text:line-break/>Textnachrichten sind ein einfacher zweiter Faktor, der nur ein Telefon und eine Netzverbindung erfordert. Textnachrichten wurden häufig für die Authentifizierung verwendet, bis sie aufgrund der weit verbreiteten Angriffe auf Mobilfunknetze als unsicher eingestuft wurden.<text:line-break/>Ein digitales kryptografisches Zertifikat ist eine digital signierte Datei, die von einer Zertifizierungsstelle ausgestellt und auf dem Gerät des Benutzers gespeichert wird.<text:line-break/>Durch die Implementierung von MFA kann das Unternehmen den Zugriff auf seine Ressourcen, einschließlich Anwendungen und Cloud-Dienste, zuverlässig einschränken und so sicherstellen, dass nur autorisierte Benutzer Zugang erhalten, selbst wenn ein Angreifer ein Passwort kompromit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349cm" fo:margin-right="1.12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5S</meta:editing-duration>
    <meta:editing-cycles>4</meta:editing-cycles>
    <meta:generator>OpenOffice/4.1.14$Win32 OpenOffice.org_project/4114m1$Build-9811</meta:generator>
    <dc:date>2023-11-26T12:11:51.23</dc:date>
    <dc:creator>kaos sevdalisi</dc:creator>
    <meta:document-statistic meta:table-count="0" meta:image-count="0" meta:object-count="0" meta:page-count="1" meta:paragraph-count="3" meta:word-count="227" meta:character-count="1849"/>
    <meta:user-defined meta:name="Info 1"/>
    <meta:user-defined meta:name="Info 2"/>
    <meta:user-defined meta:name="Info 3"/>
    <meta:user-defined meta:name="Info 4"/>
  </office:meta>
</office:document-meta>
</file>